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工場見学についての感想</text:p>
      <text:p text:style-name="P1"/>
      <text:p text:style-name="P1">　私は、京都の中小企業でアルバイトをさせてもらっている。その会社と比較をしてみる。</text:p>
      <text:p text:style-name="P1"/>
      <text:p text:style-name="P1">　まず、私の会社では見ず知らずの人間にも挨拶をする。そのように教育されているというより、社内の雰囲気がそうさせる。これは周りがやっていると真似をしてしまう日本人にとって、最初の雰囲気作りは大切だということを考えさせられた。</text:p>
      <text:p text:style-name="P1">そして、プレゼン能力が高い人間が多い。</text:p>
      <text:p text:style-name="P1">自分のやっている仕事に対して、そして社内で行われている仕事に対しても、ある程度プレゼンすることができる。</text:p>
      <text:p text:style-name="P1"/>
      <text:p text:style-name="P1">　キャタピラージャパンのヴァーチャルリアリティをプレゼンをしてくださった方は、とてもうまかった。</text:p>
      <text:p text:style-name="P1">そして、規模の大きさに驚いた。すべてにおいてスケールが大きいと感じた。自動で溶接するシステムと焼入れをする施設は圧巻だった。</text:p>
      <text:p text:style-name="P1"/>
      <text:p text:style-name="P1">　さらに、単純労働者の比率がとても高いと感じた。</text:p>
      <text:p text:style-name="P1">私の働かせてもらっている会社では、単純労働を極力減らし、クリエイティブな作業に従事させることを意識している。故に、常に新しい判断に必然的に迫られる。それゆえに、一人で考え込まず、仲間と相談することで、解決を図る。</text:p>
      <text:p text:style-name="P1">では、単純労働の割合が高いといけないのかと、考えさせられた。私は電子回路を設計して、業者に製造してもらうことが多い。この場合、製造はかなり単純労働が多い。私の仕事として、単純労働を他社に依頼しているだけで、単純労働をしてくださる人がいないと、成り立たない。改めて、仕事とは何かと自問自答させられた。</text:p>
      <text:p text:style-name="P1"/>
      <text:p text:style-name="P1">　見学させていただいて、大企業というものを知ることができて、少し視野が広がりました。ありがとうございました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47M10S</meta:editing-duration>
    <meta:editing-cycles>5</meta:editing-cycles>
    <meta:generator>OpenOffice/4.1.1$Win32 OpenOffice.org_project/411m6$Build-9775</meta:generator>
    <dc:date>2015-06-13T15:38:51.36</dc:date>
    <meta:document-statistic meta:table-count="0" meta:image-count="0" meta:object-count="0" meta:page-count="1" meta:paragraph-count="11" meta:word-count="672" meta:character-count="677"/>
    <meta:user-defined meta:name="Info 1"/>
    <meta:user-defined meta:name="Info 2"/>
    <meta:user-defined meta:name="Info 3"/>
    <meta:user-defined meta:name="Info 4"/>
  </office:meta>
</office:document-meta>
</file>